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ampleEvents.handleStringAnnotationClas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pplicationListenerMethodAdapterTests.listenerWithSubTypeSeveralGenericsResolv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pplicationListenerMethodAdapterTests.invokeListenerWithAnnotation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pplicationListenerMethodAdapterTests.invokeListenerWithPayloadWrong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ampleEvents.generateRuntimeException( GenericTestEvent &lt; String &gt;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ampleEvents.handleRaw( Application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pplicationListenerMethodAdapterTests.createGenericEventType( Class &lt; ? &gt; payload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Events.no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ampleEvents.handleGenericStringPayload( EntityWrapper &lt; String &gt;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pplicationListenerMethodAdapterTests.invokeListenerWithGenericEv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pplicationListenerMethodAdapterTests.listenerWithPayloadTypeEras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validProxyTestBean.handleIt( Application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pplicationListenerMethodAdapterTests.invokeListenerWithAnyGenericPaylo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yloadStringTestEvent.PayloadStringTestEvent( Object source , String payload , Long someth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ListenerMethodAdapterTests.listenerWithSubTypeSeveralGeneric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ticApplicationListenerMethodAdapter.StaticApplicationListenerMethodAdapter( Method method , Object target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tityWrapper.getResolvabl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ListenerMethodAdapterTests.supportsEventType( boolean match , Method method , ResolvableType even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pplicationListenerMethodAdapterTests.listenerWithMoreThanOne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pplicationListenerMethodAdapterTests.invokeListenerWithPaylo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pplicationListenerMethodAdapterTests.genericListenerWrongParameterized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pplicationListenerMethodAdapterTests.default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pplicationListenerMethodAdapterTests.invokeListenerChecke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pplicationListenerMethodAdapterTests.listenerWithTooMany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ampleEvents.handleString( String paylo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pplicationListenerMethodAdapterTests.beanInstanceRetrievedAtEveryInv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pplicationListenerMethodAdapterTests.listenerWithAnnotationClas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pplicationListenerMethodAdapterTests.specified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validProxyTestBean.handleIt2( Application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pplicationListenerMethodAdapterTests.generic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ampleEvents.handleStringOrIntegerWithParam( String inval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pplicationListenerMethodAdapterTests.raw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tityWrapper.EntityWrapper( T ent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Events.handleStringAnnotation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pplicationListenerMethodAdapterTests.invoke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pplicationListenerMethodAdapterTests.createTestInstance( Method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ListenerMethodAdapterTests.invokeListenerWithAnnotationValueAnd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ampleEvents.handleGenericString( GenericTestEvent &lt; String &gt;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ampleEvents.handleGenericAnyPayload( EntityWrapper &lt; ? &gt;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aticApplicationListenerMethodAdapter.getTarge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ListenerMethodAdapterTests.invokeListenerWithWrongGenericPaylo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pplicationListenerMethodAdapterTests.rawListenerWithGenericEv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pplicationListenerMethodAdapterTests.invokeListenerWithSeveral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ampleEvents.generateCheckedException( GenericTestEvent &lt; String &gt;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yloadTestEvent.PayloadTestEvent( Object source , T payload , V someth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pplicationListenerMethodAdapterTests.listenerWithPayloadAndGenericInform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pplicationListenerMethodAdapterTests.invokeListenerWithGenericPaylo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pplicationListenerMethodAdapterTests.listenerWithNo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pplicationListenerMethodAdapterTests.listenerWithSeveral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ampleEvents.moreThanOneParameter( String foo , Integer b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pplicationListenerMethodAdapterTests.invokeListener( Method method , Application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pplicationListenerMethodAdapterTests.listenerWithInvalidPayloadAndGenericInform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pplicationListenerMethodAdapterTests.listenerWithAnnotationValueAnd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pplicationListenerMethodAdapterTests.invokeListenerRuntime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ampleEvents.handleStringOrInte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pplicationListenerMethodAdapterTests.listenerWithAnnotation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pplicationListenerMethodAdapterTests.invokeListenerInvalid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ampleEvents.tooManyParameters( String event , String whatIsTh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ampleEvents.handleStringAnnotationValueAndParameter( String paylo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